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style:font-size-asian="14pt" style:font-size-complex="14pt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font-variant="normal" fo:text-transform="none" fo:color="#202124" fo:font-size="10.5pt" fo:language="en" fo:country="US" fo:font-style="normal" style:text-underline-style="solid" style:text-underline-width="auto" style:text-underline-color="font-color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.079cm" fo:margin-right="0cm" fo:margin-top="0cm" fo:margin-bottom="0cm" style:wrap="run-through" style:number-wrapped-paragraphs="no-limit" style:vertical-pos="from-top" style:vertical-rel="page" style:horizontal-pos="from-left" style:horizontal-rel="paragraph" fo:padding-left="0.049cm" fo:padding-right="0.049cm" fo:padding-top="0.049cm" fo:padding-bottom="0cm" fo:border-left="0.088cm solid #70757a" fo:border-right="0.088cm solid #70757a" fo:border-top="0.141cm solid #70757a" fo:border-bottom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079cm" svg:y="0.185cm" svg:width="0.041cm" draw:z-index="0">
        <draw:text-box fo:min-height="0.041cm">
          <text:p text:style-name="Text_20_body"/>
        </draw:text-box>
      </draw:frame>
      <text:p text:style-name="P1">Сезон катання та навчання на дошках з парусом — в розпалі.</text:p>
      <text:p text:style-name="Standard"><text:span text:style-name="T2">Зараз я на Арабатській стрілці, в селі Щасливцеве, співпрацюю з школою вінсерфінгу та кайтбординку </text:span><text:span text:style-name="T3">Extreme-Marine (</text:span><text:a xlink:type="simple" xlink:href="http://xm-club.com/" text:style-name="Internet_20_link" text:visited-style-name="Visited_20_Internet_20_Link"><text:span text:style-name="Citation"><text:span text:style-name="T1">http://xm-club.com</text:span></text:span></text:a><text:span text:style-name="T3">). </text:span><text:span text:style-name="T4">Тут </text:span><text:span text:style-name="T2">ідеальні умови для початківці та для середнього рівня: рівний вітер, невелика хвиля, є лиман з рівною водою для першого заняття.</text:span></text:p>
      <text:p text:style-name="Standard"><text:span text:style-name="T2">За кілька днів — числа з 8-9 го — вітровий прогноз посилюється і будуть хороші умови для прогресуючих віндсерферів.</text:span></text:p>
      <text:p text:style-name="Standard"><text:span text:style-name="T2">Запрошую всіх на Азовське море!</text:span></text:p>
      <text:p text:style-name="Standard"><text:span text:style-name="T2"/></text:p>
      <text:p text:style-name="P2"><text:span text:style-name="T5">arabatka.jp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1S</meta:editing-duration>
    <meta:editing-cycles>5</meta:editing-cycles>
    <meta:generator>OpenOffice/4.1.7$Win32 OpenOffice.org_project/417m1$Build-9800</meta:generator>
    <dc:date>2021-08-05T11:46:22.22</dc:date>
    <meta:document-statistic meta:table-count="0" meta:image-count="0" meta:object-count="0" meta:page-count="1" meta:paragraph-count="5" meta:word-count="73" meta:character-count="484"/>
    <meta:user-defined meta:name="Info 1"/>
    <meta:user-defined meta:name="Info 2"/>
    <meta:user-defined meta:name="Info 3"/>
    <meta:user-defined meta:name="Info 4"/>
  </office:meta>
</office:document-meta>
</file>